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b12" officeooo:paragraph-rsid="000fdb12"/>
    </style:style>
    <style:style style:name="P2" style:family="paragraph" style:parent-style-name="Standard">
      <style:text-properties officeooo:rsid="00143f8d" officeooo:paragraph-rsid="00143f8d"/>
    </style:style>
    <style:style style:name="P3" style:family="paragraph" style:parent-style-name="Standard">
      <style:text-properties fo:font-size="14pt" fo:font-weight="bold" officeooo:rsid="00143f8d" officeooo:paragraph-rsid="00143f8d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14caf7" officeooo:paragraph-rsid="0014caf7"/>
    </style:style>
    <style:style style:name="P5" style:family="paragraph" style:parent-style-name="Text_20_body">
      <style:paragraph-properties fo:margin-top="0cm" fo:margin-bottom="0.046cm" style:contextual-spacing="false"/>
    </style:style>
    <style:style style:name="P6" style:family="paragraph" style:parent-style-name="Text_20_body">
      <style:paragraph-properties fo:margin-top="0cm" fo:margin-bottom="0cm" style:contextual-spacing="false"/>
    </style:style>
    <style:style style:name="P7" style:family="paragraph" style:parent-style-name="Text_20_body" style:master-page-name="">
      <loext:graphic-properties draw:fill="none"/>
      <style:paragraph-properties fo:margin-left="1cm" fo:margin-right="0cm" fo:margin-top="0cm" fo:margin-bottom="0cm" style:contextual-spacing="false" fo:line-height="115%" fo:text-indent="0cm" style:auto-text-indent="false" style:page-number="auto" fo:background-color="transparent"/>
    </style:style>
    <style:style style:name="P8" style:family="paragraph" style:parent-style-name="Text_20_body">
      <loext:graphic-properties draw:fill="none"/>
      <style:paragraph-properties fo:margin-left="1cm" fo:margin-right="0cm" fo:margin-top="0cm" fo:margin-bottom="0cm" style:contextual-spacing="false" fo:line-height="115%" fo:text-indent="0cm" style:auto-text-indent="false" fo:background-color="transparent"/>
    </style:style>
    <style:style style:name="P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</style:style>
    <style:style style:name="P11" style:family="paragraph" style:parent-style-name="Text_20_body">
      <style:text-properties officeooo:rsid="0011ca8d" officeooo:paragraph-rsid="0011ca8d"/>
    </style:style>
    <style:style style:name="P12" style:family="paragraph" style:parent-style-name="Text_20_body">
      <style:paragraph-properties fo:margin-top="0cm" fo:margin-bottom="0.046cm" style:contextual-spacing="false"/>
      <style:text-properties officeooo:rsid="0012a64b" officeooo:paragraph-rsid="0012a64b"/>
    </style:style>
    <style:style style:name="P13" style:family="paragraph" style:parent-style-name="Text_20_body">
      <style:paragraph-properties fo:margin-top="0cm" fo:margin-bottom="0.046cm" style:contextual-spacing="false"/>
      <style:text-properties officeooo:paragraph-rsid="0012a64b"/>
    </style:style>
    <style:style style:name="P14" style:family="paragraph" style:parent-style-name="Text_20_body">
      <style:paragraph-properties fo:margin-top="0cm" fo:margin-bottom="0.046cm" style:contextual-spacing="false"/>
      <style:text-properties officeooo:rsid="000fdb12" officeooo:paragraph-rsid="00143f8d"/>
    </style:style>
    <style:style style:name="P15" style:family="paragraph" style:parent-style-name="Text_20_body">
      <style:paragraph-properties fo:margin-top="0cm" fo:margin-bottom="0.046cm" style:contextual-spacing="false"/>
      <style:text-properties officeooo:paragraph-rsid="00143f8d"/>
    </style:style>
    <style:style style:name="P16" style:family="paragraph" style:parent-style-name="Text_20_body">
      <style:text-properties fo:font-size="14pt" fo:font-weight="bold" officeooo:rsid="00143f8d" officeooo:paragraph-rsid="00143f8d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margin-top="0cm" fo:margin-bottom="0.046cm" style:contextual-spacing="false"/>
      <style:text-properties officeooo:rsid="0015b0d5" officeooo:paragraph-rsid="0015b0d5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rsid="0015b0d5" officeooo:paragraph-rsid="0015b0d5"/>
    </style:style>
    <style:style style:name="P19" style:family="paragraph" style:parent-style-name="Text_20_body">
      <style:paragraph-properties fo:margin-top="0cm" fo:margin-bottom="0.046cm" style:contextual-spacing="false"/>
      <style:text-properties officeooo:rsid="00172931" officeooo:paragraph-rsid="00172931"/>
    </style:style>
    <style:style style:name="P20" style:family="paragraph" style:parent-style-name="Text_20_body">
      <style:paragraph-properties fo:margin-top="0cm" fo:margin-bottom="0.046cm" style:contextual-spacing="false"/>
      <style:text-properties officeooo:rsid="0018aa79" officeooo:paragraph-rsid="0018aa79"/>
    </style:style>
    <style:style style:name="T1" style:family="text">
      <style:text-properties officeooo:rsid="000fdb12"/>
    </style:style>
    <style:style style:name="T2" style:family="text">
      <style:text-properties officeooo:rsid="0012a64b"/>
    </style:style>
    <style:style style:name="T3" style:family="text">
      <style:text-properties officeooo:rsid="0014caf7"/>
    </style:style>
    <style:style style:name="T4" style:family="text">
      <style:text-properties officeooo:rsid="0015b0d5"/>
    </style:style>
    <style:style style:name="T5" style:family="text">
      <style:text-properties officeooo:rsid="0018aa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Requisitos:</text:p>
      <text:p text:style-name="Text_20_body"/>
      <text:p text:style-name="P16">Usuário/consulente</text:p>
      <text:p text:style-name="P5">o usuário tem que conseguir se cadastrar, inserindo seus dados e uma senha,</text:p>
      <text:p text:style-name="P19">os campos do cadastro de usuário são: </text:p>
      <text:p text:style-name="P19"><text:tab/>nome, no mínimo 4 dígitos</text:p>
      <text:p text:style-name="P19"><text:tab/>telefone, no mínimo 11 dígitos, somente números</text:p>
      <text:p text:style-name="P19"><text:tab/>e-mail, validação de e-mail com pelo menos um “@”, pelo menos uma letra antes do @, um <text:tab/>ponto após o @, pelo menos uma letra antes e depois do ponto.</text:p>
      <text:p text:style-name="P19"><text:tab/>Senha, no mínimo 8 caractéres</text:p>
      <text:p text:style-name="P19"><text:tab/>repetir senha, deve ser igual ao valor do campo senha</text:p>
      <text:p text:style-name="P5">o usuário tem que conseguir logar utilizando email e senha cadastrados,</text:p>
      <text:p text:style-name="P20">o usuário só consegue logar se tiver realizado o cadastro,</text:p>
      <text:p text:style-name="P20">Ainda que não esteja logado, o usuário consegue:</text:p>
      <text:p text:style-name="P5"><text:tab/>o usuário tem que conseguir visualizar a lista de oraculista,</text:p>
      <text:p text:style-name="P5"><text:tab/>o usuário tem que conseguir buscar no site pelo nome dos oraculista,</text:p>
      <text:p text:style-name="P5"><text:tab/>o usuário tem que conseguir filtrar os oráculo por serviço ex: tarot, baralho cigano,</text:p>
      <text:p text:style-name="P5"><text:tab/>o usuário tem que conseguir acessa<text:span text:style-name="T5">r</text:span> o perfil de um oraculo e visualzar seus dados, como <text:tab/>foto, informações sobre o oraculista, quais outro<text:span text:style-name="T2">s</text:span> serviços ele oferece,</text:p>
      <text:p text:style-name="P5"><text:tab/>o usuário tem que conseguir visualizar a agenda do oraculista <text:span text:style-name="T2">dentro do seu perfil,</text:span></text:p>
      <text:p text:style-name="P5"><text:tab/>o usuário tem que conseguir visualizar os dias na agenda do oraculista e com base nisso,<text:tab/>visualizar <text:span text:style-name="T2">os horários disponíveis para consulta,</text:span></text:p>
      <text:p text:style-name="P20">o sistema só listará os dias que tenham horas disponíveis para consulta, ocultando os dias os quais todas as horas disponíveis já foram agendadas,</text:p>
      <text:p text:style-name="P5">o usuário tem que conseguir selecionar <text:span text:style-name="T2">um dia, e com base no dia, selecionar </text:span>uma hora, e marcar sua consulta,</text:p>
      <text:p text:style-name="P20">se o usuário não estiver logado, ao selecionar dia e hora e clicar em ”marcar consulta”, o usuário é redirecionado para tela de login, a qual possuíra opção de cadastro e recuperação de senha</text:p>
      <text:p text:style-name="P20">o usuário só consegue marcar consulta se tiver logado,</text:p>
      <text:p text:style-name="P5">o usuário te<text:span text:style-name="T5">m</text:span> que conseguir confirmar o compartilhamento de seu email com o oraculista,</text:p>
      <text:p text:style-name="P12">o usuário não consegue marcar a consulta se não confirmar o compartilhamento do e-mail com o oraculista,</text:p>
      <text:p text:style-name="P12">o usuário tem que visualizar na tela a confirmação do agendamento <text:span text:style-name="T4">como popup de confirmação de requisição</text:span>,</text:p>
      <text:p text:style-name="P20">o usuário não consegue visualizar seus agendamentos de consulta se não estiver logado,</text:p>
      <text:p text:style-name="P13">o usuário tem que conseguir visualizar as consultas marcadas,</text:p>
      <text:p text:style-name="P12">o usuário tem que conseguir acessar uma consulta, </text:p>
      <text:p text:style-name="P17">o usuário tem que conseguir cancelar uma consulta</text:p>
      <text:p text:style-name="P17">o usuário só pode cancelar a consulta enquanto estiver com o status “pendente”</text:p>
      <text:p text:style-name="P13"><text:span text:style-name="T2">o usuário tem que receber por e-mail a confirmação da consulta, apos o oraculista mudar os status de “pendente”, para “em contato”,</text:span></text:p>
      <text:p text:style-name="P13"><text:soft-page-break/>o usuário tem que conseguir visualizar o status dessa consulta(pendente, em contato, atendimento finalizado), <text:span text:style-name="T2">ao acessar a consulta,</text:span></text:p>
      <text:p text:style-name="P13"><text:span text:style-name="T2">o usuário tem que conseguir visualizar a mudança desse status ao acessar a consulta,</text:span></text:p>
      <text:p text:style-name="P5">o usuário tem que conseguir editar seus dados</text:p>
      <text:p text:style-name="P15">o usuário tem que ter um canal de suporte onde <text:span text:style-name="T1">onde informa seu contato, titulo da duvida e a duvida em si</text:span></text:p>
      <text:p text:style-name="P14"/>
      <text:p text:style-name="P16">Consultor/oraculista</text:p>
      <text:p text:style-name="P6">o oraculista tem que conseguir se cadastrar,</text:p>
      <text:p text:style-name="P6">no cadastro:</text:p>
      <text:p text:style-name="P7">o oraculista tem que conseguir cadastrar seus dados pessoais e uma senha;</text:p>
      <text:p text:style-name="P8">o oraculista tem que conseguir cadastrar seus serviços, e um oraculista pode ter varios;</text:p>
      <text:p text:style-name="P8">o oraculista tem que conseguir especificar o tempo do atendimento, em minutos, de cada serviço que ele prestará;</text:p>
      <text:p text:style-name="P8">o oraculista tem que conseguir especificar o valor do tempo especificado para cada serviço;</text:p>
      <text:p text:style-name="P8">o oraculista não pode cadastrar um serviço que ja tenha no banco de dados, ou seja, que tenha sido cadastrado por outro alguem, assim o dado pode ser reaproveitado;</text:p>
      <text:p text:style-name="P8">o oraculista tem que conseguir selecionar um plano de pagamento para poder exibir seu perfil no site;</text:p>
      <text:p text:style-name="P8">o oraculista tem que conseguir finalizar o pagamento desse plano;</text:p>
      <text:p text:style-name="P8">o oraculista tem que conseguir finalizar o pagamento com crédito ou pix;</text:p>
      <text:p text:style-name="P8">o oraculista tem que conseguir finalizar o cadastro após a confirmação de pagamento</text:p>
      <text:p text:style-name="P9">o oraculista tem que conseguir logar com seu email e senha cadastrados</text:p>
      <text:p text:style-name="P18">o oraculista tem que receber uma notificação, de nova consulta agendada, por e-mail sempre que um usuário marcar uma nova consulta</text:p>
      <text:p text:style-name="P10">o oraculista tem que conseguir visualizar as consultas que os usuários agendaram com ele</text:p>
      <text:p text:style-name="P10">o oraculista tem que conseguir acessar as consultas agendadas</text:p>
      <text:p text:style-name="P10">o oraculista tem que conseguir visualizar data e hora da consulta que o consulente agendou, bem como o email informado pelo consulente</text:p>
      <text:p text:style-name="P6">o oraculista tem que conseguir alterar os status dessa consulta</text:p>
      <text:p text:style-name="P6">o oraculista tem que conseguir falar com o usuário pelo email do usuário</text:p>
      <text:p text:style-name="P1">o oraculista tem que conseguir visualizar o seu plano atual, data de aquisição e data de vencimento<text:line-break/>o oraculista tem que conseguir visualizar o botão de “ir para pagamento” quando a validade do seu plano expirar</text:p>
      <text:p text:style-name="P1">o oraculista não pode visualizar o botão de “ir para pagamento” enquanto a validade do plano ainda não venceu<text:line-break/>o oraculista tem que conseguir editar seus dados pessoais, aos quais foram informados no cadastro<text:line-break/>o oraculista não pode editar seu CPF</text:p>
      <text:p text:style-name="P1">o oraculista tem que ter um canal de suporte onde informa seu contato, titulo da duvida e a duvida em si</text:p>
      <text:p text:style-name="P1"/>
      <text:p text:style-name="P1"/>
      <text:p text:style-name="P3">Moderador/administrador</text:p>
      <text:p text:style-name="P1"/>
      <text:p text:style-name="P2">o moderador <text:span text:style-name="T3">tem que conseguir visualizar todas as consultas agendadas</text:span></text:p>
      <text:p text:style-name="P4">o moderador tem que conseguir filtrar por data e por status</text:p>
      <text:p text:style-name="P4"><text:soft-page-break/>o moderador tem que conseguir visualizar e alterar os status das consultas</text:p>
      <text:p text:style-name="P4">o moderador tem que conseguir visualizar todos os oraculistas cadastrados</text:p>
      <text:p text:style-name="P4">o moderador tem que conseguir visualizar o perfil dos oraculistas</text:p>
      <text:p text:style-name="P4">o moderador tem que conseguir visualizar o status do plano de cada oraculista(se dentro do prazo ou prazo de validade vencido)</text:p>
      <text:p text:style-name="P4">o moderador tem que conseguir visualizar o cadastro de todos os usuários</text:p>
      <text:p text:style-name="P4">o moderador tem que conseguir editar os dados</text:p>
      <text:p text:style-name="P4">o moderador tem que conseguir visualizar todos as solicitações de suporte/ajud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5:37:21.616801189</meta:creation-date>
    <dc:date>2024-10-31T09:52:40.444159980</dc:date>
    <meta:editing-duration>PT17H52M51S</meta:editing-duration>
    <meta:editing-cycles>7</meta:editing-cycles>
    <meta:generator>LibreOffice/24.2.6.2$Linux_X86_64 LibreOffice_project/420$Build-2</meta:generator>
    <meta:document-statistic meta:table-count="0" meta:image-count="0" meta:object-count="0" meta:page-count="3" meta:paragraph-count="67" meta:word-count="930" meta:character-count="5635" meta:non-whitespace-character-count="4757"/>
  </office:meta>
</office:document-meta>
</file>